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paragraph-rsid="00069716"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ab-stops>
          <style:tab-stop style:position="6.668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ab-stops>
          <style:tab-stop style:position="3.281cm"/>
          <style:tab-stop style:position="9.393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00f04c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normal" officeooo:paragraph-rsid="00069716" style:font-size-asian="14pt" style:font-weight-asian="normal" style:font-size-complex="14pt" style:font-weight-complex="normal"/>
    </style:style>
    <style:style style:name="P8" style:family="paragraph" style:parent-style-name="Standard">
      <style:paragraph-properties fo:text-align="start" style:justify-single-word="false">
        <style:tab-stops>
          <style:tab-stop style:position="3.281cm"/>
          <style:tab-stop style:position="9.393cm"/>
        </style:tab-stops>
      </style:paragraph-properties>
      <style:text-properties fo:font-size="14pt" style:text-underline-style="none" fo:font-weight="normal" officeooo:paragraph-rsid="00069716"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fo:font-weight="bold" officeooo:paragraph-rsid="000b0e7b" style:font-size-asian="13pt" style:font-weight-asian="bold" style:font-size-complex="13pt" style:font-weight-complex="bold"/>
    </style:style>
    <style:style style:name="P12" style:family="paragraph" style:parent-style-name="Standard">
      <style:paragraph-properties fo:line-height="150%">
        <style:tab-stops>
          <style:tab-stop style:position="3.281cm"/>
          <style:tab-stop style:position="9.393cm"/>
        </style:tab-stops>
      </style:paragraph-properties>
      <style:text-properties fo:font-size="13pt" fo:font-weight="bold" officeooo:paragraph-rsid="00069716" style:font-size-asian="13pt" style:font-weight-asian="bold" style:font-size-complex="13pt" style:font-weight-complex="bold"/>
    </style:style>
    <style:style style:name="P13" style:family="paragraph" style:parent-style-name="Standard">
      <style:paragraph-properties fo:line-height="150%">
        <style:tab-stops>
          <style:tab-stop style:position="3.281cm"/>
          <style:tab-stop style:position="9.393cm"/>
        </style:tab-stops>
      </style:paragraph-properties>
      <style:text-properties fo:font-size="13pt" fo:font-weight="bold" officeooo:paragraph-rsid="0008148d" style:font-size-asian="13pt" style:font-weight-asian="bold" style:font-size-complex="13pt" style:font-weight-complex="bold"/>
    </style:style>
    <style:style style:name="P14" style:family="paragraph" style:parent-style-name="Standard">
      <style:paragraph-properties fo:line-height="150%"/>
      <style:text-properties fo:font-size="13pt" fo:font-weight="bold" officeooo:paragraph-rsid="00069716" style:font-size-asian="13pt" style:font-weight-asian="bold" style:font-size-complex="13pt" style:font-weight-complex="bold"/>
    </style:style>
    <style:style style:name="P15" style:family="paragraph" style:parent-style-name="Standard">
      <style:paragraph-properties fo:line-height="150%" fo:text-align="start" style:justify-single-word="false">
        <style:tab-stops>
          <style:tab-stop style:position="3.281cm"/>
          <style:tab-stop style:position="9.393cm"/>
        </style:tab-stops>
      </style:paragraph-properties>
      <style:text-properties fo:font-size="13pt" fo:font-weight="bold" officeooo:paragraph-rsid="0008148d" style:font-size-asian="13pt" style:font-weight-asian="bold" style:font-size-complex="13pt" style:font-weight-complex="bold"/>
    </style:style>
    <style:style style:name="P16" style:family="paragraph" style:parent-style-name="Standard">
      <style:paragraph-properties>
        <style:tab-stops>
          <style:tab-stop style:position="3.281cm"/>
          <style:tab-stop style:position="9.393cm"/>
        </style:tab-stops>
      </style:paragraph-properties>
      <style:text-properties fo:font-size="13pt"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paragraph-rsid="0008148d"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paragraph-rsid="000b0e7b" style:font-size-asian="13pt" style:font-weight-asian="normal" style:font-size-complex="13pt" style:font-weight-complex="normal"/>
    </style:style>
    <style:style style:name="P20"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line-height="150%">
        <style:tab-stops>
          <style:tab-stop style:position="3.281cm"/>
          <style:tab-stop style:position="9.393cm"/>
        </style:tab-stops>
      </style:paragraph-properties>
      <style:text-properties fo:font-size="13pt" fo:font-weight="normal" officeooo:paragraph-rsid="00069716" style:font-size-asian="13pt" style:font-weight-asian="normal" style:font-size-complex="13pt" style:font-weight-complex="normal"/>
    </style:style>
    <style:style style:name="P22" style:family="paragraph" style:parent-style-name="Standard">
      <style:text-properties fo:font-size="13pt" style:font-size-asian="13pt" style:font-size-complex="13pt"/>
    </style:style>
    <style:style style:name="P2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Standard">
      <style:paragraph-properties fo:text-align="start" style:justify-single-word="false">
        <style:tab-stops>
          <style:tab-stop style:position="3.281cm"/>
          <style:tab-stop style:position="9.393cm"/>
        </style:tab-stops>
      </style:paragraph-properties>
      <style:text-properties fo:font-size="13pt" style:text-underline-style="none" fo:font-weight="normal" officeooo:paragraph-rsid="0008148d" style:font-size-asian="13pt" style:font-weight-asian="normal" style:font-size-complex="13pt" style:font-weight-complex="normal"/>
    </style:style>
    <style:style style:name="P25" style:family="paragraph" style:parent-style-name="Standard">
      <style:paragraph-properties fo:text-align="start" style:justify-single-word="false">
        <style:tab-stops>
          <style:tab-stop style:position="3.281cm"/>
          <style:tab-stop style:position="9.393cm"/>
        </style:tab-stops>
      </style:paragraph-properties>
      <style:text-properties fo:font-size="13pt" style:text-underline-style="none" fo:font-weight="bold" officeooo:paragraph-rsid="0008148d" style:font-size-asian="13pt" style:font-weight-asian="bold" style:font-size-complex="13pt" style:font-weight-complex="bold"/>
    </style:style>
    <style:style style:name="P2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Standard">
      <style:paragraph-properties fo:text-align="center" style:justify-single-word="false"/>
      <style:text-properties fo:font-size="7pt" fo:font-weight="bold" style:font-size-asian="6.09999990463257pt" style:font-weight-asian="bold" style:font-size-complex="7pt" style:font-weight-complex="bold"/>
    </style:style>
    <style:style style:name="P29"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T1" style:family="text">
      <style:text-properties officeooo:rsid="00000ab7"/>
    </style:style>
    <style:style style:name="T2" style:family="text">
      <style:text-properties officeooo:rsid="000078a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69716" style:font-weight-asian="bold" style:font-weight-complex="bold"/>
    </style:style>
    <style:style style:name="T6" style:family="text">
      <style:text-properties fo:font-weight="bold" officeooo:rsid="000078aa" style:font-weight-asian="bold" style:font-weight-complex="bold"/>
    </style:style>
    <style:style style:name="T7" style:family="text">
      <style:text-properties fo:font-weight="bold" officeooo:rsid="00000ab7" style:font-weight-asian="bold" style:font-weight-complex="bold"/>
    </style:style>
    <style:style style:name="T8" style:family="text">
      <style:text-properties fo:font-weight="bold" officeooo:rsid="0000c0f1" style:font-weight-asian="bold" style:font-weight-complex="bold"/>
    </style:style>
    <style:style style:name="T9" style:family="text">
      <style:text-properties fo:font-weight="bold" officeooo:rsid="0008148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8148d" style:font-weight-asian="normal" style:font-weight-complex="normal"/>
    </style:style>
    <style:style style:name="T12" style:family="text">
      <style:text-properties officeooo:rsid="00170563"/>
    </style:style>
    <style:style style:name="T13" style:family="text">
      <style:text-properties officeooo:rsid="00183757"/>
    </style:style>
    <style:style style:name="T14" style:family="text">
      <style:text-properties officeooo:rsid="00196c81"/>
    </style:style>
    <style:style style:name="T15" style:family="text">
      <style:text-properties fo:font-style="italic" officeooo:rsid="00069716"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96c81" style:font-style-asian="italic" style:font-weight-asian="normal" style:font-style-complex="italic" style:font-weight-complex="normal"/>
    </style:style>
    <style:style style:name="T18" style:family="text">
      <style:text-properties fo:font-style="italic" fo:font-weight="normal" officeooo:rsid="00183757" style:font-style-asian="italic" style:font-weight-asian="normal" style:font-style-complex="italic" style:font-weight-complex="normal"/>
    </style:style>
    <style:style style:name="T19" style:family="text">
      <style:text-properties fo:font-style="italic" fo:font-weight="normal" officeooo:rsid="001b2071" style:font-style-asian="italic" style:font-weight-asian="normal" style:font-style-complex="italic" style:font-weight-complex="normal"/>
    </style:style>
    <style:style style:name="T20" style:family="text">
      <style:text-properties fo:font-style="italic" fo:font-weight="normal" officeooo:rsid="0008148d" style:font-style-asian="italic" style:font-weight-asian="normal" style:font-style-complex="italic" style:font-weight-complex="normal"/>
    </style:style>
    <style:style style:name="T21" style:family="text">
      <style:text-properties officeooo:rsid="00069716"/>
    </style:style>
    <style:style style:name="T22" style:family="text">
      <style:text-properties style:text-underline-style="solid" style:text-underline-width="auto" style:text-underline-color="font-color" fo:font-weight="bold" officeooo:rsid="00069716" style:font-weight-asian="bold" style:font-weight-complex="bold"/>
    </style:style>
    <style:style style:name="T23" style:family="text">
      <style:text-properties style:font-weight-asian="bold"/>
    </style:style>
    <style:style style:name="T24" style:family="text">
      <style:text-properties style:font-weight-complex="bold"/>
    </style:style>
    <style:style style:name="T25" style:family="text">
      <style:text-properties officeooo:rsid="0008148d"/>
    </style:style>
    <style:style style:name="T26" style:family="text">
      <style:text-properties officeooo:rsid="000b0e7b"/>
    </style:style>
    <style:style style:name="T27" style:family="text">
      <style:text-properties style:text-underline-style="none"/>
    </style:style>
    <style:style style:name="T28" style:family="text">
      <style:text-properties officeooo:rsid="000ca4e9"/>
    </style:style>
    <style:style style:name="T29" style:family="text">
      <style:text-properties officeooo:rsid="000f04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
      <text:p text:style-name="P27">Cahier des charges</text:p>
      <text:p text:style-name="P28"/>
      <text:p text:style-name="P1"><text:s/><text:span text:style-name="T21">par</text:span></text:p>
      <text:p text:style-name="P2"><text:span text:style-name="T21">Florent YU et Jean VILVER</text:span></text:p>
      <text:p text:style-name="P29"><text:span text:style-name="T21">1) </text:span>Préface</text:p>
      <text:p text:style-name="P9"/>
      <text:p text:style-name="P17">Ce document est un cahier des charges pour la réalisation du jeu de société Carcassonne. Après une courte introduction sur les objectifs du document, la portée du produit et le développement de ce produit, nous donnerons les charges d’utilisation puis les charges de système, ainsi que la distribution de ces charges dans les différents modules du système. Nous proposons plusieurs modèles de ce système et les évolutions possibles du produit. Les annexes contiennent une description détaillée des fonctionnalités du système. </text:p>
      <text:p text:style-name="P17"><text:span text:style-name="T4"/></text:p>
      <text:p text:style-name="P17"/>
      <text:p text:style-name="P4"><text:span text:style-name="T21">2) </text:span>Introduction</text:p>
      <text:p text:style-name="P9"/>
      <text:p text:style-name="P17">Nous souhaitons programmer une version PC du jeu Carcassonne, reprenant ses règles et ses concepts à savoir :</text:p>
      <text:p text:style-name="P17">- la construction d’un paysage médiéval en plaçant des tuiles </text:p>
      <text:p text:style-name="P17">- 2 à 6 joueurs s'affrontant au tour par tour. </text:p>
      <text:p text:style-name="P17">- un terrain de jeu commun aux joueurs .</text:p>
      <text:p text:style-name="P17">- des contraintes régissant la pose des tuiles.</text:p>
      <text:p text:style-name="P17">- extensibilité des règles et concept du jeu. </text:p>
      <text:p text:style-name="P17"><text:span text:style-name="T4"/></text:p>
      <text:p text:style-name="P17"><text:span text:style-name="T4"/></text:p>
      <text:p text:style-name="P3"><text:span text:style-name="T21">3) </text:span>Glossaire</text:p>
      <text:p text:style-name="P20"><text:span text:style-name="T10"/></text:p>
      <text:p text:style-name="P17">CU : Cas d'Utilisation.</text:p>
      <text:p text:style-name="P17"/>
      <text:p text:style-name="P17">CSNF : Contraintes du <text:span text:style-name="T25">s</text:span>ystème <text:span text:style-name="T25">n</text:span>on-<text:span text:style-name="T25">f</text:span>onctionnelle</text:p>
      <text:p text:style-name="P17"/>
      <text:p text:style-name="P18"><text:span text:style-name="T25">CSF : Contraintes du système fonctionnelles</text:span></text:p>
      <text:p text:style-name="P17"><text:span text:style-name="T22"/></text:p>
      <text:p text:style-name="P17"><text:span text:style-name="T22"/></text:p>
      <text:p text:style-name="P7"><text:span text:style-name="T5">4) Charge</text:span><text:span text:style-name="T9">s</text:span><text:span text:style-name="T5"> d'utilisation</text:span></text:p>
      <text:p text:style-name="P23"/>
      <text:p text:style-name="P22"><text:span text:style-name="T6">Étape</text:span><text:span text:style-name="T7"> 1 – Identification des acteurs</text:span></text:p>
      <text:p text:style-name="P22"/>
      <text:p text:style-name="P22"><text:span text:style-name="T6">Étape</text:span><text:span text:style-name="T7"> 2 - Identification des cas d'utilisations</text:span></text:p>
      <text:p text:style-name="P22"><text:span text:style-name="T8"/></text:p>
      <text:p text:style-name="P14">CU 1 <text:span text:style-name="T16">Commencer une nouvelle partie</text:span></text:p>
      <text:p text:style-name="P12">CU 2 <text:span text:style-name="T16">Régler les paramètres de la partie</text:span></text:p>
      <text:p text:style-name="P12">CU 3 <text:span text:style-name="T16">Reprendre une partie</text:span></text:p>
      <text:p text:style-name="P12">CU 4 <text:span text:style-name="T16">Quitter</text:span></text:p>
      <text:p text:style-name="P12">CU 5 <text:span text:style-name="T16">Consulter l'aide du jeu</text:span></text:p>
      <text:p text:style-name="P12">CU 6 <text:span text:style-name="T16">Sauvegarder une partie</text:span></text:p>
      <text:p text:style-name="P12">CU 7 <text:span text:style-name="T16">Consulter les tuiles restantes</text:span></text:p>
      <text:p text:style-name="P12">CU 8 <text:span text:style-name="T16">Saisir pseudo</text:span></text:p>
      <text:p text:style-name="P12"><text:soft-page-break/><text:span text:style-name="T14">CU 9</text:span><text:span text:style-name="T12"> </text:span><text:span text:style-name="T17">Jouer</text:span></text:p>
      <text:p text:style-name="P12"><text:span text:style-name="T14">CU 10</text:span><text:span text:style-name="T13"> </text:span><text:span text:style-name="T17">Générer jeu de tuiles</text:span></text:p>
      <text:p text:style-name="P12"><text:span text:style-name="T14">CU 11</text:span><text:span text:style-name="T13"> </text:span><text:span text:style-name="T17">Tirer une tuile au hasard pour le joueur</text:span></text:p>
      <text:p text:style-name="P12"><text:span text:style-name="T14">CU 12</text:span><text:span text:style-name="T13"> </text:span><text:span text:style-name="T17">Déterminer ordre de passage</text:span></text:p>
      <text:p text:style-name="P12"><text:span text:style-name="T14">CU 13</text:span><text:span text:style-name="T13"> </text:span><text:span text:style-name="T18">A</text:span><text:span text:style-name="T17">fficher score final pour chaque joueur</text:span></text:p>
      <text:p text:style-name="P12"><text:span text:style-name="T14">CU 14</text:span><text:span text:style-name="T13"> </text:span><text:span text:style-name="T19">Afficher les positions possibles et impossibles</text:span></text:p>
      <text:p text:style-name="P12">CU 15 <text:span text:style-name="T16">Saisir pseudo</text:span></text:p>
      <text:p text:style-name="P12">Étape 3 – Réalisation du diagramme de cas d'utilisation</text:p>
      <text:p text:style-name="P21"><text:span text:style-name="T15">Voir schéma UML.</text:span></text:p>
      <text:p text:style-name="P16"/>
      <text:p text:style-name="P8"><text:span text:style-name="T9">5</text:span><text:span text:style-name="T5">) Charge d</text:span><text:span text:style-name="T9">u système</text:span></text:p>
      <text:p text:style-name="P8"><text:span text:style-name="T9"/></text:p>
      <text:p text:style-name="P24"><text:span text:style-name="T9">Etape 1 : charges fonctionnelles du système</text:span></text:p>
      <text:p text:style-name="P24"><text:span text:style-name="T9"/></text:p>
      <text:p text:style-name="P24"><text:span text:style-name="T9">CSF 1</text:span></text:p>
      <text:p text:style-name="P24"><text:span text:style-name="T9">CSF 2</text:span></text:p>
      <text:p text:style-name="P24"><text:span text:style-name="T9">CSF 3</text:span></text:p>
      <text:p text:style-name="P24"><text:span text:style-name="T9"/></text:p>
      <text:p text:style-name="P25"><text:span text:style-name="T25">Etape 2 : charges non-fonctionnelles du système</text:span></text:p>
      <text:p text:style-name="P25"><text:span text:style-name="T11"/></text:p>
      <text:p text:style-name="P13">CSNF 1 <text:span text:style-name="T16">Le logiciel ne doit pas bloquer sur une situation insolvable.</text:span></text:p>
      <text:p text:style-name="P13">CSNF 2 <text:span text:style-name="T16">Le joueur ne doit pas pouvoir contourner les règles du jeu.</text:span></text:p>
      <text:p text:style-name="P15">CSNF 3 L’utilisation du logiciel doit respecter la confidentialité des données produites.</text:p>
      <text:p text:style-name="P16"/>
      <text:p text:style-name="P3"><text:span text:style-name="T26">6) </text:span>Architecture du système</text:p>
      <text:p text:style-name="P9"/>
      <text:p text:style-name="P11"><text:span text:style-name="T26">Etape 1 : Diagramme de paquets</text:span></text:p>
      <text:p text:style-name="P19"><text:span text:style-name="T26">Voir schéma UML.</text:span></text:p>
      <text:p text:style-name="P19"><text:span text:style-name="T26"/></text:p>
      <text:p text:style-name="P11"><text:span text:style-name="T26">Etape 2 : Diagramme de classes</text:span></text:p>
      <text:p text:style-name="P19"><text:span text:style-name="T26">Voir schéma UML.</text:span></text:p>
      <text:p text:style-name="P19"/>
      <text:p text:style-name="P19"/>
      <text:p text:style-name="P3"><text:span text:style-name="T28">7) </text:span>Spécification du système</text:p>
      <text:p text:style-name="P10"/>
      <text:p text:style-name="P10"/>
      <text:p text:style-name="P3"><text:span text:style-name="T29">8) </text:span>Modèles du système</text:p>
      <text:p text:style-name="P6"/>
      <text:p text:style-name="P6"/>
      <text:p text:style-name="P3"><text:span text:style-name="T29">9) </text:span>Évolution du système</text:p>
      <text:p text:style-name="P3"/>
      <text:p text:style-name="P3"><text:soft-page-break/><text:span text:style-name="T29">10) </text:span>Appendices</text:p>
      <text:p text:style-name="P3"/>
      <text:p text:style-name="P3"/>
      <text:p text:style-name="P5"><text:span text:style-name="T29">11) </text:span>Index</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sifo </meta:initial-creator>
    <meta:creation-date>2011-03-18T13:00:30</meta:creation-date>
    <dc:date>2011-04-09T19:09:42</dc:date>
    <meta:editing-cycles>85</meta:editing-cycles>
    <meta:editing-duration>PT09H50M25S</meta:editing-duration>
    <dc:creator>sifo </dc:creator>
    <meta:document-statistic meta:table-count="0" meta:image-count="0" meta:object-count="0" meta:page-count="4" meta:paragraph-count="55" meta:word-count="389" meta:character-count="2263"/>
    <meta:user-defined meta:name="Info 1"/>
    <meta:user-defined meta:name="Info 2"/>
    <meta:user-defined meta:name="Info 3"/>
    <meta:user-defined meta:name="Info 4"/>
  </office:meta>
</office:document-meta>
</file>